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4.7709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4972in" fo:break-before="auto" style:use-optimal-row-height="false"/>
    </style:style>
    <style:style style:name="ro4" style:family="table-row">
      <style:table-row-properties style:row-height="0.6319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racked-changes>
        <table:cell-content-change table:id="ct1">
          <table:cell-address table:column="2" table:row="2" table:table="0"/>
          <office:change-info>
            <dc:creator> </dc:creator>
            <dc:date>2024-11-24T15:36:04.357242661</dc:date>
          </office:change-info>
          <table:previous>
            <table:change-track-table-cell office:value-type="string">
              <text:p>give me number of documents for each active employee </text:p>
            </table:change-track-table-cell>
          </table:previous>
        </table:cell-content-change>
        <table:cell-content-change table:id="ct2">
          <table:cell-address table:column="0" table:row="6" table:table="0"/>
          <office:change-info>
            <dc:creator> </dc:creator>
            <dc:date>2024-11-24T15:52:35.227338271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7" table:table="0"/>
          <office:change-info>
            <dc:creator> </dc:creator>
            <dc:date>2024-11-24T15:52:38.451169615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1" table:table="0"/>
          <office:change-info>
            <dc:creator> </dc:creator>
            <dc:date>2024-11-24T18:43:10.405783516</dc:date>
          </office:change-info>
          <table:previous>
            <table:change-track-table-cell/>
          </table:previous>
        </table:cell-content-change>
        <table:cell-content-change table:id="ct5">
          <table:cell-address table:column="5" table:row="2" table:table="0"/>
          <office:change-info>
            <dc:creator> </dc:creator>
            <dc:date>2024-11-24T18:43:10.730244025</dc:date>
          </office:change-info>
          <table:previous>
            <table:change-track-table-cell/>
          </table:previous>
        </table:cell-content-change>
        <table:cell-content-change table:id="ct6">
          <table:cell-address table:column="5" table:row="3" table:table="0"/>
          <office:change-info>
            <dc:creator> </dc:creator>
            <dc:date>2024-11-24T18:43:11.000310556</dc:date>
          </office:change-info>
          <table:previous>
            <table:change-track-table-cell/>
          </table:previous>
        </table:cell-content-change>
        <table:cell-content-change table:id="ct7">
          <table:cell-address table:column="5" table:row="4" table:table="0"/>
          <office:change-info>
            <dc:creator> </dc:creator>
            <dc:date>2024-11-24T18:43:11.217407989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5" table:table="0"/>
          <office:change-info>
            <dc:creator> </dc:creator>
            <dc:date>2024-11-24T18:43:25.956407221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number-columns-repeated="2" table:default-cell-style-name="ce7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Tenant</text:p>
          </table:table-cell>
          <table:table-cell table:style-name="ce2" office:value-type="string" calcext:value-type="string">
            <text:p>Input Question (prompt)</text:p>
          </table:table-cell>
          <table:table-cell table:style-name="ce5" office:value-type="string" calcext:value-type="string">
            <text:p>SQL Query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Achieved 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ndel-ai</text:p>
          </table:table-cell>
          <table:table-cell office:value-type="string" calcext:value-type="string">
            <text:p>show me the names of all the employees from egypt with their employee ids and are active</text:p>
          </table:table-cell>
          <table:table-cell office:value-type="string" calcext:value-type="string">
            <text:p>SET CONTEXT_INFO 3258; SELECT e.EnglishName, e.Id FROM Employees e JOIN Countries c ON e.CountryId = c.Id WHERE c.EnglishName = 'Egypt' AND e.Active = 1;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ndel-ai</text:p>
          </table:table-cell>
          <table:table-cell office:value-type="string" calcext:value-type="string">
            <text:p>give me number of received documents for each active employee </text:p>
          </table:table-cell>
          <table:table-cell office:value-type="string" calcext:value-type="string">
            <text:p>select EmployeeId, count(*)as number FROM <text:s/>Documents WHERE Received = 1 and EmployeeId in (select id FROM Employees WHERE Active = 1) GROUP BY EmployeeId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estmohr</text:p>
          </table:table-cell>
          <table:table-cell office:value-type="string" calcext:value-type="string">
            <text:p>is rasha gamal mohamed suspended </text:p>
          </table:table-cell>
          <table:table-cell office:value-type="string" calcext:value-type="string">
            <text:p>SELECT CAST(COUNT(1) AS BIT) AS Expr1</text:p>
            <text:p>FROM Employees</text:p>
            <text:p>WHERE (EnglishName = 'rasha gamal mohamed' AND IsSuspended = 0)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estmohr</text:p>
          </table:table-cell>
          <table:table-cell office:value-type="string" calcext:value-type="string">
            <text:p>give me Ahmed Hesham jobtitles history</text:p>
          </table:table-cell>
          <table:table-cell table:style-name="ce4" office:value-type="string" calcext:value-type="string">
            <text:p>FROM JobTitles JT</text:p>
            <text:p>JOIN JobHistories JH ON JT.Id = JH.JobTitleId</text:p>
            <text:p>JOIN Employees E ON JH.EmployeeId = E.Id</text:p>
            <text:p>WHERE E.EnglishName = 'Ahmed Hesham';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mohr</text:p>
          </table:table-cell>
          <table:table-cell office:value-type="string" calcext:value-type="string">
            <text:p>give me plans names that were modified before 2024-01-01 </text:p>
          </table:table-cell>
          <table:table-cell table:style-name="ce4" office:value-type="string" calcext:value-type="string">
            <text:p>select Name from Plans where ModifiedDate &lt; '2024-01-01'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E2:Sheet1.F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15:21:21.961980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4T13:52:13.693418824</meta:creation-date>
    <meta:editing-duration>PT53M8S</meta:editing-duration>
    <meta:editing-cycles>3</meta:editing-cycles>
    <meta:generator>LibreOffice/6.4.7.2$Linux_X86_64 LibreOffice_project/40$Build-2</meta:generator>
    <dc:date>2024-11-24T21:39:28.927182449</dc:date>
    <meta:document-statistic meta:table-count="1" meta:cell-count="38" meta:object-count="0"/>
  </office:meta>
</office:document-meta>
</file>